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color="#6b0000" draw:fill-gradient-name="My_20_Dark_20_Tango_20_Red" draw:textarea-horizontal-align="justify" draw:textarea-vertical-align="middle" draw:auto-grow-height="false" fo:min-height="0.52cm" fo:min-width="0.27cm" fo:padding-top="0.142cm" fo:padding-bottom="0.142cm" fo:padding-left="0.267cm" fo:padding-right="0.267cm"/>
    </style:style>
    <style:style style:name="P1" style:family="paragraph">
      <loext:graphic-properties draw:fill="gradient" draw:fill-color="#6b0000" draw:fill-gradient-name="My_20_Dark_20_Tango_20_Re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y_20_Dark_20_Tango_20_Red" draw:display-name="My Dark Tango Red" draw:style="linear" draw:start-color="#6b0000" draw:end-color="#33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46:58.677160726</dc:date>
    <meta:editing-duration>PT10H8M17S</meta:editing-duration>
    <meta:editing-cycles>38</meta:editing-cycles>
    <meta:generator>LibreOffice/5.1.6.2$Linux_X86_64 LibreOffice_project/10m0$Build-2</meta:generator>
    <meta:document-statistic meta:object-count="1"/>
  </office:meta>
</office:document-meta>
</file>